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style:text-underline-style="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e projet : TP1 </text:p>
      <text:p text:style-name="P1"/>
      <text:p text:style-name="P1"/>
      <text:p text:style-name="P2"/>
      <text:p text:style-name="P2"/>
      <text:p text:style-name="P3">Question 1 : Décrire le rôle de « tester »</text:p>
      <text:p text:style-name="P2"/>
      <text:p text:style-name="P2">This role is responsible for the core activities of the test effort. Those activities include identifying, defining, implementing, and conducting the necessary tests, as well as logging the outcomes of the testing and analyzing the results.</text:p>
      <text:p text:style-name="P2"/>
      <text:p text:style-name="P2"/>
      <text:p text:style-name="P3">Question 2 : Décrire le processus OpenUp « Delivery Process » , quelles en sont les phases ? (les décrire). Chaque phase se déroule en plusieurs itérations. De quoi dépend leur nombre ? Décrire les rôles définis dans OpenUP.</text:p>
      <text:p text:style-name="P2"/>
      <text:p text:style-name="P2">This delivery process defines an end-to-end software development lifecycle that supports the core principles of OpenUP. It is designed to support small, co-located teams in their daily activities.</text:p>
      <text:p text:style-name="P2"/>
      <text:p text:style-name="P2">Each phase may have as many iterations as needed (depending on the degree of novelty of the business domain, the technology being used, architectural complexity, and project size, to name a few factors). </text:p>
      <text:p text:style-name="P2"/>
      <text:p text:style-name="P2">Inception Phase : </text:p>
      <text:p text:style-name="P2">The project starts with the assumption that you have:</text:p>
      <text:p text:style-name="P2"><text:tab/>-Created the business case </text:p>
      <text:p text:style-name="P2"><text:tab/>-Identified the project manager </text:p>
      <text:p text:style-name="P2"><text:tab/>-Defined the team (at least for the first iteration) </text:p>
      <text:p text:style-name="P2"><text:tab/>-Put in place the development environment (including tools and infrastructure) </text:p>
      <text:p text:style-name="P2"><text:tab/>-Prepared your organization to follow the delivery process suggested by the published process description </text:p>
      <text:p text:style-name="P2"><text:tab/>-The number and length of each Inception iteration will vary depending upon the needs of the project.</text:p>
      <text:p text:style-name="P2"/>
      <text:p text:style-name="P2">Elaboration Phase : </text:p>
      <text:p text:style-name="P2"><text:tab/>Most activities during a typical iteration in Elaboration phase happen in parallel. Essentially, the main objectives for Elaboration are related to better understanding the requirements, creating and establishing a baseline of the architecture for the system, and mitigating top-priority risks. </text:p>
      <text:p text:style-name="P2"/>
      <text:p text:style-name="P2"/>
      <text:p text:style-name="P2">Construction Phase : </text:p>
      <text:p text:style-name="P2"><text:tab/>The architecture should be stable when the Construction phase starts, allowing the remaining requirements to be implemented on top of it. Another advantage of validating the architecture and eliminating as many risks as possible during Elaboration is that it provides more predictability in Construction, which allows the project manager to focus on team efficiency and cost reduction. </text:p>
      <text:p text:style-name="P2"/>
      <text:p text:style-name="P2">Functionality is continuously implemented, tested, and integrated, resulting in builds that are more and more complete and stable. You may deploy a beta or prerelease to a sampling of the intended audience at the end of Construction. Delivery of the actual release is the main focus of the next phase. </text:p>
      <text:p text:style-name="P2"><text:soft-page-break/><text:s text:c="2"/></text:p>
      <text:p text:style-name="P2">Transition Phase : In the Transition phase, the main objectives are to fine-tune the functionality, performance, and overall quality of the beta product from the end of the Construction phase. </text:p>
      <text:p text:style-name="P2"/>
      <text:p text:style-name="P4">Roles</text:p>
      <text:p text:style-name="P2"/>
      <text:p text:style-name="P2">Analyst : The person in this role represents customer and end-user concerns by gathering input from stakeholders to understand the problem to be solved and by capturing and setting priorities for requirements. </text:p>
      <text:p text:style-name="P2"/>
      <text:p text:style-name="P2">Any Role : Anyone on a team can fill this role of performing general tasks.</text:p>
      <text:p text:style-name="P2"/>
      <text:p text:style-name="P2">Architect : This role is responsible for defining the software architecture, which includes making the key technical decisions that constrain the overall design and implementation of the project.</text:p>
      <text:p text:style-name="P2"/>
      <text:p text:style-name="P2">Developer : This role is responsible for developing a part of the system, including designing it to fit into the architecture, possibly prototyping the user-interface, and then implementing, unit-testing, and integrating the components that are part of the solution.</text:p>
      <text:p text:style-name="P2"/>
      <text:p text:style-name="P2">Project Manager : Leads the planning of the project, coordinates interactions with the stakeholders, and keeps the project team focused on meeting the project objectives.</text:p>
      <text:p text:style-name="P2"/>
      <text:p text:style-name="P2">StakeHolder : This role represents interest groups whose needs must be satisfied by the project. It is a role that may be played by anyone who is (or potentially will be) materially affected by the outcome of the project.</text:p>
      <text:p text:style-name="P2"/>
      <text:p text:style-name="P2">Tester : This role is responsible for the core activities of the test effort. Those activities include identifying, defining, implementing, and conducting the necessary tests, as well as logging the outcomes of the testing and analyzing the results.</text:p>
      <text:p text:style-name="P2"/>
      <text:p text:style-name="P2"/>
      <text:p text:style-name="P3">Question 3 : Quelle est la work breakdown structure (WBS) de la phase/Itération « Inception »</text:p>
      <text:p text:style-name="P3"/>
      <text:p text:style-name="P5">Initiate Project : Kick off the project and gain agreement with the stakeholders on the scope of the project, and an initial plan for achieving it. This activity bundles tasks required to define the vision and create a project plan.</text:p>
      <text:p text:style-name="P5"/>
      <text:p text:style-name="P5">Plan and Manage Iteration : Initiate the iteration and allow team members to sign up for development tasks. Monitor and communicate project status to external stakeholders. Identify and handle exceptions and problems.</text:p>
      <text:p text:style-name="P5"/>
      <text:p text:style-name="P5">Identify and Refine Requirements : Detail a set of requirements (one or more use cases, scenarios or supporting requirements).</text:p>
      <text:p text:style-name="P5"/>
      <text:p text:style-name="P5">Agree on the Technical Approach : Reach agreement on a viable technical approach to developing the solution.</text:p>
      <text:p text:style-name="P5"/>
      <text:p text:style-name="P5"/>
      <text:p text:style-name="P5"/>
      <text:p text:style-name="P5"/>
      <text:p text:style-name="P5"><text:soft-page-break/></text:p>
      <text:p text:style-name="P3">Question 4: Dans quelles phases/itérations trouve-t-on des activités de tests. Décrire les activités qui la composent.</text:p>
      <text:p text:style-name="P3"/>
      <text:p text:style-name="P5">Construction Phase Iter ation <text:s/>&gt; <text:s/>Identify and Refine Requirements <text:s/>&gt; <text:s/>Tester </text:p>
      <text:p text:style-name="P5">Develop Solution Increment <text:s/>&gt; <text:s/>Tester </text:p>
      <text:p text:style-name="P5">Develop the Architecture <text:s/>&gt; <text:s/>Tester </text:p>
      <text:p text:style-name="P5">Identify and Refine Requirements <text:s/>&gt; <text:s/>Tester </text:p>
      <text:p text:style-name="P5">Initiate Project <text:s/>&gt; <text:s/>Tester </text:p>
      <text:p text:style-name="P5">Plan and Manage Iteration <text:s/>&gt; <text:s/>Tester </text:p>
      <text:p text:style-name="P5">Test Solution <text:s/>&gt; <text:s/>Tes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M1-ISI<text:tab/><text:tab/>Aydin Em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0:06:52.22</meta:creation-date>
    <dc:date>2014-10-06T12:16:31.81</dc:date>
    <meta:editing-duration>PT2H9M36S</meta:editing-duration>
    <meta:editing-cycles>10</meta:editing-cycles>
    <meta:generator>OpenOffice.org/3.4.1$Win32 OpenOffice.org_project/341m1$Build-9593</meta:generator>
    <meta:document-statistic meta:table-count="0" meta:image-count="0" meta:object-count="0" meta:page-count="3" meta:paragraph-count="43" meta:word-count="805" meta:character-count="5215"/>
  </office:meta>
</office:document-meta>
</file>